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1" svg:font-family="'Lucida Console'" style:font-family-generic="modern" style:font-pitch="fixed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Footer">
      <style:text-properties officeooo:paragraph-rsid="000c80f0"/>
    </style:style>
    <style:style style:name="P3" style:family="paragraph" style:parent-style-name="Heading_20_1" style:master-page-name="">
      <style:paragraph-properties style:page-number="auto"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master-page-name="">
      <style:paragraph-properties style:page-number="auto" fo:break-before="page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Text_20_body" style:list-style-name="L18"/>
    <style:style style:name="P10" style:family="paragraph" style:parent-style-name="Text_20_body" style:list-style-name="L19"/>
    <style:style style:name="P11" style:family="paragraph" style:parent-style-name="Text_20_body" style:list-style-name="L20"/>
    <style:style style:name="P12" style:family="paragraph" style:parent-style-name="Text_20_body">
      <style:text-properties officeooo:paragraph-rsid="000dc83f"/>
    </style:style>
    <style:style style:name="P13" style:family="paragraph" style:parent-style-name="Text_20_body">
      <style:text-properties officeooo:paragraph-rsid="0011c631"/>
    </style:style>
    <style:style style:name="P14" style:family="paragraph" style:parent-style-name="Text_20_body">
      <style:text-properties officeooo:rsid="0011c631" officeooo:paragraph-rsid="0011c631"/>
    </style:style>
    <style:style style:name="P15" style:family="paragraph" style:parent-style-name="Text_20_body">
      <style:text-properties officeooo:paragraph-rsid="00120b7c"/>
    </style:style>
    <style:style style:name="P16" style:family="paragraph" style:parent-style-name="Text_20_body">
      <style:text-properties officeooo:rsid="00120b7c" officeooo:paragraph-rsid="00120b7c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</style:style>
    <style:style style:name="T1" style:family="text">
      <style:text-properties officeooo:rsid="000c80f0"/>
    </style:style>
    <style:style style:name="T2" style:family="text">
      <style:text-properties officeooo:rsid="000dc83f"/>
    </style:style>
    <style:style style:name="T3" style:family="text">
      <style:text-properties officeooo:rsid="0010eb32"/>
    </style:style>
    <style:style style:name="T4" style:family="text">
      <style:text-properties officeooo:rsid="0011c631"/>
    </style:style>
    <style:style style:name="T5" style:family="text">
      <style:text-properties officeooo:rsid="00120b7c"/>
    </style:style>
    <style:style style:name="T6" style:family="text">
      <style:text-properties style:font-name="Times New Roman1"/>
    </style:style>
    <style:style style:name="T7" style:family="text">
      <style:text-properties style:font-name="Times New Roman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sub 58%" fo:font-size="8pt" style:font-size-asian="8pt" style:font-size-complex="8pt"/>
    </style:style>
    <style:style style:name="T10" style:family="text">
      <style:text-properties style:text-position="-33%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" draw:marker-start-width="0.15cm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Overview<text:tab/>1</text:p>
          <text:p text:style-name="P8">Creating a game page<text:tab/>2</text:p>
          <text:p text:style-name="P8">Render loop<text:tab/>3</text:p>
          <text:p text:style-name="P6">Frames, velocities and timing<text:tab/>4</text:p>
          <text:p text:style-name="P8">Coordinate systems and transformation pipeline<text:tab/>5</text:p>
          <text:p text:style-name="P8">Drawing<text:tab/>6</text:p>
          <text:p text:style-name="P7">Augmented canvas<text:tab/>6</text:p>
          <text:p text:style-name="P8">Game play<text:tab/>7</text:p>
          <text:p text:style-name="P6">Set up the object list<text:tab/>7</text:p>
          <text:p text:style-name="P6">Collision detection<text:tab/>7</text:p>
          <text:p text:style-name="P6">Scheduled events (timeout trigger)<text:tab/>7</text:p>
          <text:p text:style-name="P6">Activities<text:tab/>7</text:p>
          <text:p text:style-name="P6">The object list<text:tab/>7</text:p>
          <text:p text:style-name="P6">Sound<text:tab/>7</text:p>
          <text:p text:style-name="P8">User input<text:tab/>8</text:p>
          <text:p text:style-name="P6">Event handling<text:tab/>8</text:p>
          <text:p text:style-name="P7">Keyboard input<text:tab/>8</text:p>
          <text:p text:style-name="P7">Mouse input, Drag'n'drop<text:tab/>8</text:p>
          <text:p text:style-name="P7">Touch events<text:tab/>8</text:p>
          <text:p text:style-name="P6">Controls<text:tab/>8</text:p>
          <text:p text:style-name="P8">Mobile devices and touch events<text:tab/>8</text:p>
          <text:p text:style-name="P8">Debugging<text:tab/>8</text:p>
          <text:p text:style-name="P8">Further information<text:tab/>8</text:p>
        </text:index-body>
      </text:table-of-content>
      <text:p text:style-name="Standard"/>
      <text:h text:style-name="Heading_20_1" text:outline-level="1">Overview</text:h>
      <text:p text:style-name="P12"><text:span text:style-name="T2">Arcade.js is a</text:span> 2D game engine that drives a render loop for multiple moving objects.<text:line-break/>Also sound, keyboard, mouse and touch events are supported.</text:p>
      <text:p text:style-name="Text_20_body">The linear algebra math is provided by LinaJS <text:span text:style-name="T2">(which comes as part of the same project)</text:span>, so you might want to read <text:a xlink:type="simple" xlink:href="https://cdn.rawgit.com/mar10/arcade-js/master/doc/lina-js_tutorial.pdf" text:style-name="Internet_20_link" text:visited-style-name="Visited_20_Internet_20_Link">LinaIntro</text:a> first.</text:p>
      <text:p text:style-name="P12"><text:span text:style-name="T2">API d</text:span>etails:</text:p>
      <text:p text:style-name="P12"><text:tab/><text:a xlink:type="simple" xlink:href="https://cdn.rawgit.com/mar10/arcade-js/master/doc/jsdocs/arcade.js/jsdoc/index.html" text:style-name="Internet_20_link" text:visited-style-name="Visited_20_Internet_20_Link"><text:span text:style-name="T2">https://cdn.rawgit.com/mar10/arcade-js/master/doc/jsdocs/arcade.js/jsdoc/index.html</text:span></text:a><text:span text:style-name="T2"> </text:span></text:p>
      <text:p text:style-name="P12"/>
      <text:p text:style-name="P13"><text:span text:style-name="T3">Arcade.js is </text:span>open source, <text:span text:style-name="T3">released under the </text:span><text:a xlink:type="simple" xlink:href="http://www.opensource.org/licenses/mit-license.php" text:style-name="Internet_20_link" text:visited-style-name="Visited_20_Internet_20_Link"><text:span text:style-name="T3">MIT license</text:span></text:a><text:span text:style-name="T3">.</text:span></text:p>
      <text:p text:style-name="P13"><text:span text:style-name="T3">The </text:span>project home is located at <text:a xlink:type="simple" xlink:href="https://github.com/mar10/arcade-js/" text:style-name="Internet_20_link" text:visited-style-name="Visited_20_Internet_20_Link"><text:span text:style-name="T1">https://github.com/mar10/arcade-js/</text:span></text:a><text:span text:style-name="T1">.</text:span></text:p>
      <text:h text:style-name="P3" text:outline-level="1">Creating a game page</text:h>
      <text:p text:style-name="Text_20_body">To implement a game, we need</text:p>
      <text:list xml:id="list7954191723211354402" text:style-name="L18">
        <text:list-item>
          <text:p text:style-name="P9">One HTML page that includes the required JavaScript libraries and one canvas element.<text:line-break/>The Arcade-JS game object is instantiated here.</text:p>
        </text:list-item>
        <text:list-item>
          <text:p text:style-name="P9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P3" text:outline-level="1">Render loop</text:h>
      <text:p text:style-name="Text_20_body">A game is essentially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2" text:outline-level="2">Frames, velocities and timing</text:h>
      <text:p text:style-name="Text_20_body">Object velocities (object.velocity and object.rotationalSpeed) are defined in World Coodinate units per second.</text:p>
      <text:p text:style-name="P1">Time correction</text:p>
      <text:p text:style-name="P16">If the requested frame rate drops due to expensive processing, the objects appear to move slower.</text:p>
      <text:p text:style-name="P16">Optional time correction makes sure, that the perceived on-screen-speed of objects remains constant, by adjusting the <text:span text:style-name="T6">Δ</text:span><text:span text:style-name="T7">t of every frame step.</text:span></text:p>
      <text:h text:style-name="P4" text:outline-level="1">Coordinate systems and transformation pipeline</text:h>
      <text:p text:style-name="P1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(0, 0)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7" svg:width="2.459cm" svg:height="1.804cm" draw:transform="rotate (1.04196156344061) translate (1.17877463346639cm 3.03083660303513cm)" svg:viewBox="0 0 2460 1805" draw:points="0,457 2460,0 788,1805"><text:p/></draw:polygon><draw:line text:anchor-type="paragraph" draw:z-index="3" draw:style-name="gr2" draw:text-style-name="P17" svg:x1="2.42cm" svg:y1="4.161cm" svg:x2="2.42cm" svg:y2="0.086cm"><text:p/></draw:line><draw:line text:anchor-type="paragraph" draw:z-index="2" draw:style-name="gr2" draw:text-style-name="P17" svg:x1="0.118cm" svg:y1="2.753cm" svg:x2="4.431cm" svg:y2="2.753cm"><text:p/></draw:line><draw:frame text:anchor-type="paragraph" draw:z-index="25" draw:style-name="gr5" draw:text-style-name="P19" svg:width="0.398cm" svg:height="0.329cm" svg:x="2.642cm" svg:y="0.064cm"><draw:text-box><text:p><text:span text:style-name="T8">0°</text:span></text:p></draw:text-box></draw:frame><draw:frame text:anchor-type="paragraph" draw:z-index="37" draw:style-name="gr4" draw:text-style-name="P19" svg:width="0.84cm" svg:height="0.421cm" svg:x="1.448cm" svg:y="0.131cm"><draw:text-box><text:p text:style-name="P21"><text:span text:style-name="T8">Y</text:span><text:span text:style-name="T9">MC</text:span></text:p></draw:text-box></draw:frame><draw:frame text:anchor-type="paragraph" draw:z-index="38" draw:style-name="gr4" draw:text-style-name="P19" svg:width="0.84cm" svg:height="0.421cm" svg:x="3.537cm" svg:y="2.923cm"><draw:text-box><text:p text:style-name="P21"><text:span text:style-name="T8">X</text:span><text:span text:style-name="T9">MC</text:span></text:p></draw:text-box></draw:frame><draw:frame text:anchor-type="paragraph" draw:z-index="24" draw:style-name="gr5" draw:text-style-name="P19" svg:width="0.84cm" svg:height="0.329cm" svg:x="1.573cm" svg:y="2.753cm"><draw:text-box><text:p text:style-name="P21"><text:span text:style-name="T8">(0, 0)</text:span></text:p></draw:text-box></draw:frame></text:p></draw:text-box></draw:frame></text:p>
      <text:p text:style-name="P1">World Coodinates ('WC')</text:p>
      <text:p text:style-name="Text_20_body">The game play takes place in World Coordinates with infinite dimension. <text:line-break/>The dashed rectangle marks the part of the world is visible to the user ('Viewport')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7" svg:width="0.669cm" svg:height="0.327cm" draw:transform="rotate (1.04196156344061) translate (3.12166425296318cm 1.50876831365794cm)" svg:viewBox="0 0 670 328" draw:points="50,0 670,328 0,328"><text:p/></draw:polygon><draw:line text:anchor-type="paragraph" draw:z-index="7" draw:style-name="gr2" draw:text-style-name="P17" svg:x1="0.118cm" svg:y1="2.753cm" svg:x2="4.431cm" svg:y2="2.753cm"><text:p/></draw:line><draw:line text:anchor-type="paragraph" draw:z-index="6" draw:style-name="gr2" draw:text-style-name="P17" svg:x1="2.42cm" svg:y1="4.161cm" svg:x2="2.42cm" svg:y2="0.086cm"><text:p/></draw:line><draw:rect text:anchor-type="paragraph" draw:z-index="5" draw:style-name="gr3" draw:text-style-name="P18" svg:width="1.869cm" svg:height="1.795cm" svg:x="2.522cm" svg:y="0.757cm"><text:p/></draw:rect><draw:frame text:anchor-type="paragraph" draw:z-index="26" draw:style-name="gr8" draw:text-style-name="P19" svg:width="0.84cm" svg:height="0.394cm" svg:x="3.507cm" svg:y="2.88cm"><draw:text-box><text:p text:style-name="P21"><text:span text:style-name="T8">X</text:span><text:span text:style-name="T10">WC</text:span></text:p></draw:text-box></draw:frame><draw:frame text:anchor-type="paragraph" draw:z-index="27" draw:style-name="gr8" draw:text-style-name="P19" svg:width="0.84cm" svg:height="0.394cm" svg:x="1.448cm" svg:y="0.131cm"><draw:text-box><text:p text:style-name="P21"><text:span text:style-name="T8">Y</text:span><text:span text:style-name="T10">WC</text:span></text:p></draw:text-box></draw:frame><draw:frame text:anchor-type="paragraph" draw:z-index="42" draw:style-name="gr5" draw:text-style-name="P19" svg:width="0.84cm" svg:height="0.329cm" svg:x="1.573cm" svg:y="2.753cm"><draw:text-box><text:p text:style-name="P21"><text:span text:style-name="T8">(0, 0)</text:span></text:p></draw:text-box></draw:frame></text:p></draw:text-box></draw:frame></text:p>
      <text:p text:style-name="P1">Viewport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7" svg:width="0.998cm" svg:height="0.668cm" draw:transform="rotate (1.04196156344061) translate (2.01857551472301cm 2.00123732864884cm)" svg:viewBox="0 0 999 669" draw:points="69,0 999,411 0,669"><text:p/></draw:polygon><draw:line text:anchor-type="paragraph" draw:z-index="14" draw:style-name="gr2" draw:text-style-name="P17" svg:x1="0.155cm" svg:y1="4.101cm" svg:x2="4.468cm" svg:y2="4.101cm"><text:p/></draw:line><draw:line text:anchor-type="paragraph" draw:z-index="13" draw:style-name="gr2" draw:text-style-name="P17" svg:x1="0.155cm" svg:y1="4.101cm" svg:x2="0.155cm" svg:y2="0.026cm"><text:p/></draw:line><draw:frame text:anchor-type="paragraph" draw:z-index="12" draw:style-name="gr4" draw:text-style-name="P19" svg:width="1.073cm" svg:height="0.421cm" svg:x="0.215cm" svg:y="3.558cm"><draw:text-box><text:p><text:span text:style-name="T8">VP</text:span><text:span text:style-name="T9">x,y</text:span></text:p></draw:text-box></draw:frame><draw:line text:anchor-type="paragraph" draw:z-index="11" draw:style-name="gr1" draw:text-style-name="P17" svg:x1="0.155cm" svg:y1="0.026cm" svg:x2="4.478cm" svg:y2="0.026cm"><text:p/></draw:line><draw:line text:anchor-type="paragraph" draw:z-index="10" draw:style-name="gr1" draw:text-style-name="P17" svg:x1="4.479cm" svg:y1="0.026cm" svg:x2="4.449cm" svg:y2="4.039cm"><text:p/></draw:line><draw:frame text:anchor-type="paragraph" draw:z-index="39" draw:style-name="gr4" draw:text-style-name="P19" svg:width="0.84cm" svg:height="0.421cm" svg:x="3.404cm" svg:y="3.47cm"><draw:text-box><text:p text:style-name="P21"><text:span text:style-name="T8">VP</text:span><text:span text:style-name="T9">width</text:span></text:p></draw:text-box></draw:frame><draw:frame text:anchor-type="paragraph" draw:z-index="40" draw:style-name="gr4" draw:text-style-name="P19" svg:width="0.84cm" svg:height="0.421cm" svg:x="0.259cm" svg:y="0.095cm"><draw:text-box><text:p text:style-name="P21"><text:span text:style-name="T8">VP</text:span><text:span text:style-name="T9">height</text:span></text:p></draw:text-box></draw:frame></text:p></draw:text-box></draw:frame></text:p>
      <text:p text:style-name="Text_20_body"/>
      <text:p text:style-name="P1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7" svg:x1="4.479cm" svg:y1="0.026cm" svg:x2="4.449cm" svg:y2="4.039cm"><text:p/></draw:line><draw:line text:anchor-type="paragraph" draw:z-index="18" draw:style-name="gr2" draw:text-style-name="P17" svg:x1="0.155cm" svg:y1="0.026cm" svg:x2="4.478cm" svg:y2="0.026cm"><text:p/></draw:line><draw:frame text:anchor-type="paragraph" draw:z-index="17" draw:style-name="gr5" draw:text-style-name="P19" svg:width="0.84cm" svg:height="0.329cm" svg:x="0.229cm" svg:y="0.088cm"><draw:text-box><text:p><text:span text:style-name="T8">(0, 0)</text:span></text:p></draw:text-box></draw:frame><draw:frame text:anchor-type="paragraph" draw:z-index="20" draw:style-name="gr5" draw:text-style-name="P19" svg:width="2.911cm" svg:height="0.329cm" svg:x="0.318cm" svg:y="3.667cm"><draw:text-box><text:p text:style-name="P20"><text:span text:style-name="T8">Canvas height (pixels)</text:span></text:p></draw:text-box></draw:frame><draw:line text:anchor-type="paragraph" draw:z-index="21" draw:style-name="gr6" draw:text-style-name="P17" svg:x1="0.155cm" svg:y1="4.101cm" svg:x2="0.155cm" svg:y2="0.026cm"><text:p/></draw:line><draw:line text:anchor-type="paragraph" draw:z-index="22" draw:style-name="gr7" draw:text-style-name="P17" svg:x1="0.155cm" svg:y1="4.101cm" svg:x2="4.468cm" svg:y2="4.101cm"><text:p/></draw:line><draw:polygon text:anchor-type="paragraph" draw:z-index="23" draw:style-name="gr1" draw:text-style-name="P17" svg:width="0.998cm" svg:height="0.668cm" draw:transform="rotate (1.04196156344061) translate (2.0185755147229cm 2.00123732864897cm)" svg:viewBox="0 0 999 669" draw:points="69,0 999,410 0,669"><text:p/></draw:polygon><draw:frame text:anchor-type="paragraph" draw:z-index="41" draw:style-name="gr5" draw:text-style-name="P19" svg:width="2.911cm" svg:height="0.329cm" svg:x="1.538cm" svg:y="0.213cm"><draw:text-box><text:p text:style-name="P21"><text:span text:style-name="T8">Canvas width (pixels)</text:span></text:p></draw:text-box></draw:frame></text:p></draw:text-box></draw:frame></text:p>
      <text:p text:style-name="P1">Viewport definition</text:p>
      <text:p text:style-name="Text_20_body">The viewport is defined using World Coordinates</text:p>
      <text:p text:style-name="Code">game.setViewport(0, 0, 640, 480, "extend");</text:p>
      <text:p text:style-name="Text_20_body"><text:line-break/>If the aspect ratio of the viewport and the canvas are different, some parts outside of the original viewport may be displayed in order to prevent stretching. The mapMode controls this:</text:p>
      <text:list xml:id="list4469051181866228080" text:style-name="L19">
        <text:list-item>
          <text:p text:style-name="P10">'stretch'</text:p>
        </text:list-item>
        <text:list-item>
          <text:p text:style-name="P10">'fit'</text:p>
        </text:list-item>
        <text:list-item>
          <text:p text:style-name="P10">'extend'</text:p>
        </text:list-item>
        <text:list-item>
          <text:p text:style-name="P10">'trim'</text:p>
        </text:list-item>
        <text:list-item>
          <text:p text:style-name="P10">'none'</text:p>
        </text:list-item>
      </text:list>
      <text:p text:style-name="P1">Usable canvas area</text:p>
      <text:p text:style-name="Text_20_body">Otionally the 'usable' part of the canvas can be restricted to a smaller rectangle:</text:p>
      <text:p text:style-name="Code">game.setCanvasArea(10, 10, 620, 440, true);</text:p>
      <text:p text:style-name="Text_20_body"><text:line-break/>In this case, the viewport is projected into this area, leaving an unused margin.</text:p>
      <text:p text:style-name="Text_20_body">All rendering that uses World Coordinates takes place in this area.<text:line-break/>But it is still possible to draw outside by using Canvas Coordinates.</text:p>
      <text:h text:style-name="Heading_20_1" text:outline-level="1">Drawing</text:h>
      <text:h text:style-name="Heading_20_3" text:outline-level="3">Augmented canvas</text:h>
      <text:p text:style-name="Text_20_body">Details:</text:p>
      <text:p text:style-name="P15"><text:a xlink:type="simple" xlink:href="https://cdn.rawgit.com/mar10/arcade-js/master/doc/jsdocs/arcade.js/jsdoc/symbols/ArcadeCanvas.html" text:style-name="Internet_20_link" text:visited-style-name="Visited_20_Internet_20_Link"><text:span text:style-name="T5">https://cdn.rawgit.com/mar10/arcade-js/master/doc/jsdocs/arcade.js/jsdoc/symbols/ArcadeCanvas.html</text:span></text:a><text:span text:style-name="T5"> </text:span></text:p>
      <text:h text:style-name="Heading_20_1" text:outline-level="1"><text:soft-page-break/>Game play</text:h>
      <text:h text:style-name="Heading_20_2" text:outline-level="2">Set up the object list</text:h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7" svg:width="2.459cm" svg:height="1.804cm" draw:transform="rotate (1.04196156344061) translate (1.17877463346655cm 3.03083660303506cm)" svg:viewBox="0 0 2460 1805" draw:points="0,457 2460,0 788,1805"><text:p/></draw:polygon><draw:ellipse text:anchor-type="paragraph" draw:z-index="32" draw:style-name="gr3" draw:text-style-name="P18" svg:width="2.594cm" svg:height="2.647cm" svg:x="1.069cm" svg:y="0.884cm"><text:p/></draw:ellipse><draw:line text:anchor-type="paragraph" draw:z-index="30" draw:style-name="gr2" draw:text-style-name="P17" svg:x1="0.118cm" svg:y1="2.753cm" svg:x2="4.431cm" svg:y2="2.753cm"><text:p/></draw:line><draw:line text:anchor-type="paragraph" draw:z-index="29" draw:style-name="gr2" draw:text-style-name="P17" svg:x1="2.42cm" svg:y1="4.161cm" svg:x2="2.42cm" svg:y2="0.086cm"><text:p/></draw:line><draw:line text:anchor-type="paragraph" draw:z-index="33" draw:style-name="gr1" draw:text-style-name="P17" svg:x1="2.314cm" svg:y1="2.18cm" svg:x2="2.513cm" svg:y2="2.356cm"><text:p/></draw:line><draw:line text:anchor-type="paragraph" draw:z-index="34" draw:style-name="gr1" draw:text-style-name="P17" svg:x1="2.314cm" svg:y1="2.356cm" svg:x2="2.513cm" svg:y2="2.18cm"><text:p/></draw:line><draw:frame text:anchor-type="paragraph" draw:z-index="35" draw:style-name="gr5" draw:text-style-name="P19" svg:width="1.177cm" svg:height="0.329cm" svg:x="2.485cm" svg:y="1.792cm"><draw:text-box><text:p><text:span text:style-name="T8">ptSphere</text:span></text:p></draw:text-box></draw:frame><draw:frame text:anchor-type="paragraph" draw:z-index="36" draw:style-name="gr5" draw:text-style-name="P19" svg:width="0.398cm" svg:height="0.329cm" svg:x="2.642cm" svg:y="0.064cm"><draw:text-box><text:p><text:span text:style-name="T8">0°</text:span></text:p></draw:text-box></draw:frame><draw:frame text:anchor-type="paragraph" draw:z-index="43" draw:style-name="gr5" draw:text-style-name="P19" svg:width="0.84cm" svg:height="0.329cm" svg:x="1.573cm" svg:y="2.753cm"><draw:text-box><text:p text:style-name="P21"><text:span text:style-name="T8">(0, 0)</text:span></text:p></draw:text-box></draw:frame></text:p></draw:text-box></draw:frame></text:p>
      <text:h text:style-name="Heading_20_2" text:outline-level="2">Scheduled events (timeout trigger)</text:h>
      <text:list xml:id="list7770122418150775151" text:style-name="L20">
        <text:list-item>
          <text:p text:style-name="P11">game.later()</text:p>
        </text:list-item>
        <text:list-item>
          <text:p text:style-name="P11">object.later()</text:p>
        </text:list-item>
      </text:list>
      <text:h text:style-name="Heading_20_2" text:outline-level="2">Activities</text:h>
      <text:list xml:id="list181451513493935" text:continue-numbering="true" text:style-name="L20">
        <text:list-item>
          <text:p text:style-name="P11">onActivity(), setActivity(), isActivity()</text:p>
        </text:list-item>
        <text:list-item>
          <text:p text:style-name="P11">==&gt; API Doc</text:p>
        </text:list-item>
      </text:list>
      <text:h text:style-name="Heading_20_2" text:outline-level="2">The object list</text:h>
      <text:h text:style-name="Heading_20_2" text:outline-level="2">Sound</text:h>
      <text:p text:style-name="Text_20_body">See</text:p>
      <text:p text:style-name="P15"><text:a xlink:type="simple" xlink:href="https://cdn.rawgit.com/mar10/arcade-js/master/doc/jsdocs/arcade.js/jsdoc/symbols/AudioJS.html" text:style-name="Internet_20_link" text:visited-style-name="Visited_20_Internet_20_Link"><text:span text:style-name="T5">https://cdn.rawgit.com/mar10/arcade-js/master/doc/jsdocs/arcade.js/jsdoc/symbols/AudioJS.html</text:span></text:a><text:span text:style-name="T5"> </text:span></text:p>
      <text:h text:style-name="Heading_20_1" text:outline-level="1"><text:soft-page-break/>User input</text:h>
      <text:h text:style-name="Heading_20_2" text:outline-level="2">Event handling</text:h>
      <text:h text:style-name="Heading_20_3" text:outline-level="3">Keyboard input</text:h>
      <text:h text:style-name="Heading_20_3" text:outline-level="3">Mouse input, Drag'n'drop</text:h>
      <text:h text:style-name="Heading_20_3" text:outline-level="3">Touch events</text:h>
      <text:h text:style-name="Heading_20_2" text:outline-level="2">Controls</text:h>
      <text:h text:style-name="Heading_20_1" text:outline-level="1">Mobile devices and touch events</text:h>
      <text:h text:style-name="Heading_20_1" text:outline-level="1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Further information</text:h>
      <text:p text:style-name="P13">The LinaJS API is documented at</text:p>
      <text:p text:style-name="P13"><text:span text:style-name="T4"><text:tab/></text:span><text:a xlink:type="simple" xlink:href="https://cdn.rawgit.com/mar10/arcade-js/master/doc/jsdocs/lina.js/jsdoc/index.html" text:style-name="Internet_20_link" text:visited-style-name="Visited_20_Internet_20_Link"><text:span text:style-name="T4">https://cdn.rawgit.com/mar10/arcade-js/master/doc/jsdocs/lina.js/jsdoc/index.html</text:span></text:a><text:span text:style-name="T4">. </text:span></text:p>
      <text:p text:style-name="P14">A tutorial can be found here:</text:p>
      <text:p text:style-name="P14"><text:tab/><text:a xlink:type="simple" xlink:href="https://cdn.rawgit.com/mar10/arcade-js/master/doc/lina-js_tutorial.pdf" text:style-name="Internet_20_link" text:visited-style-name="Visited_20_Internet_20_Link">https://cdn.rawgit.com/mar10/arcade-js/master/doc/lina-js_tutorial.pdf</text:a>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Lucida Console1" svg:font-family="'Lucida Console'" style:font-family-generic="modern" style:font-pitch="fixed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graphic-properties draw:fill="solid" draw:fill-color="#e6e6e6" draw:opacity="100%"/>
      <style:paragraph-properties fo:margin-top="0cm" fo:margin-bottom="0cm" loext:contextual-spacing="false" fo:keep-together="always" style:page-number="auto" fo:background-color="#e6e6e6" fo:padding="0.25cm" fo:border="0.06pt solid #000000" style:shadow="none" fo:keep-with-next="always">
        <style:tab-stops>
          <style:tab-stop style:position="0.801cm"/>
        </style:tab-stops>
      </style:paragraph-properties>
      <style:text-properties style:font-name="Lucida Console" fo:font-family="'Lucida Console'" style:font-style-name="Standard" style:font-family-generic="modern" style:font-pitch="fixed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80f0"/>
    </style:style>
    <style:style style:name="MT1" style:family="text">
      <style:text-properties officeooo:rsid="000c80f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https://github.com/mar10/arcade-js/</text:span><text:tab/><text:tab/><text:page-number text:select-page="current">8</text:page-number>/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30M56S</meta:editing-duration>
    <meta:editing-cycles>120</meta:editing-cycles>
    <meta:generator>LibreOffice/5.0.0.5$Windows_x86 LibreOffice_project/1b1a90865e348b492231e1c451437d7a15bb262b</meta:generator>
    <dc:date>2016-12-18T18:14:49.813000000</dc:date>
    <meta:printed-by>Martin Wendt</meta:printed-by>
    <meta:print-date>2011-05-09T08:04:41.25</meta:print-date>
    <meta:document-statistic meta:table-count="0" meta:image-count="0" meta:object-count="0" meta:page-count="8" meta:paragraph-count="174" meta:word-count="735" meta:character-count="5631" meta:non-whitespace-character-count="4976"/>
    <meta:user-defined meta:name="Info 1"/>
    <meta:user-defined meta:name="Info 2"/>
    <meta:user-defined meta:name="Info 3"/>
    <meta:user-defined meta:name="Info 4"/>
  </office:meta>
</office:document-meta>
</file>